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1" table:default-cell-style-name="ce74"/>
        <table:table-column table:style-name="co4" table:number-columns-repeated="7" table:default-cell-style-name="ce74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3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85" table:number-columns-repeated="40"/>
          <table:table-cell table:style-name="ce95"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1"/>
          <table:table-cell table:number-columns-repeated="991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1"/>
          <table:table-cell table:number-columns-repeated="991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80" office:value-type="string" calcext:value-type="string">
            <text:p>tri dicho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table:number-columns-repeated="40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41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>
            <text:p>Archi</text:p>
          </table:table-cell>
          <table:table-cell table:style-name="ce15" table:number-columns-repeated="9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number-columns-repeated="34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109" office:value-type="string" calcext:value-type="string">
            <text:p>DM arbre – type bac</text:p>
          </table:table-cell>
          <table:table-cell table:style-name="ce80" office:value-type="string" calcext:value-type="string">
            <text:p>Évaluation ?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80" office:value-type="string" calcext:value-type="string">
            <text:p>Routage – Exercices RIP</text:p>
          </table:table-cell>
          <table:table-cell table:style-name="ce66" office:value-type="string" calcext:value-type="string">
            <text:p>Routage – OSPF</text:p>
          </table:table-cell>
          <table:table-cell table:style-name="ce66" table:number-columns-repeated="2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table:number-columns-repeated="38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8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4:48:20.293638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02T18:57:35.179147843</dc:date>
    <meta:editing-duration>P279DT7H11M6S</meta:editing-duration>
    <meta:editing-cycles>1048</meta:editing-cycles>
    <meta:generator>LibreOffice/6.1.5.2$Linux_X86_64 LibreOffice_project/10$Build-2</meta:generator>
    <meta:document-statistic meta:table-count="3" meta:cell-count="780" meta:object-count="0"/>
  </office:meta>
</office:document-meta>
</file>